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Standard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37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38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39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1" style:family="paragraph" style:parent-style-name="Standard" style:list-style-name="L8"/>
    <style:style style:name="P42" style:family="paragraph" style:parent-style-name="Text_20_body" style:list-style-name="L24"/>
    <style:style style:name="P43" style:family="paragraph" style:parent-style-name="Text_20_body" style:list-style-name="L24">
      <style:text-properties style:font-name="Arial" fo:font-size="14pt" style:font-name-asian="Arial" style:font-size-asian="14pt" style:font-size-complex="14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 style:list-style-name="L2"/>
    <style:style style:name="P47" style:family="paragraph" style:parent-style-name="Table_20_Contents" style:list-style-name="L3"/>
    <style:style style:name="P48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49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50" style:family="paragraph" style:parent-style-name="Table_20_Contents" style:list-style-name="L4"/>
    <style:style style:name="P51" style:family="paragraph" style:parent-style-name="Table_20_Contents" style:list-style-name="L5"/>
    <style:style style:name="P52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1957886377387005206" text:style-name="L1">
        <text:list-item>
          <text:p text:style-name="P17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7183859141959259154" text:style-name="L2">
              <text:list-item>
                <text:p text:style-name="P46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46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840246586933267423" text:style-name="L3">
              <text:list-item>
                <text:p text:style-name="P47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48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0581930" text:continue-list="list1957886377387005206" text:style-name="L1">
        <text:list-item>
          <text:p text:style-name="P17">SEARCH</text:p>
          <text:list>
            <text:list-item>
              <text:p text:style-name="P17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17">READ</text:p>
          <text:list>
            <text:list-item>
              <text:p text:style-name="P17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17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17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17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17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17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17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39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3823385883434923264" text:style-name="L4">
              <text:list-item>
                <text:p text:style-name="P50">个人的研究</text:p>
              </text:list-item>
              <text:list-item>
                <text:p text:style-name="P50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3851659271785830905" text:style-name="L5">
              <text:list-item>
                <text:p text:style-name="P49">to : contemporary audience</text:p>
              </text:list-item>
              <text:list-item>
                <text:p text:style-name="P51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49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0567102" text:continue-list="list30581930" text:style-name="L1">
        <text:list-item>
          <text:list>
            <text:list-item>
              <text:list>
                <text:list-item>
                  <text:p text:style-name="P17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495408891160734700" text:style-name="L6">
        <text:list-item>
          <text:p text:style-name="P18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8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115449979721324824" text:style-name="L7">
        <text:list-item>
          <text:p text:style-name="P19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9">“奥古斯丁不是惟一这样解经的” ==&gt; DROP</text:p>
            </text:list-item>
          </text:list>
        </text:list-item>
        <text:list-item>
          <text:p text:style-name="P52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52">==&gt; DROP</text:p>
            </text:list-item>
          </text:list>
        </text:list-item>
        <text:list-item>
          <text:p text:style-name="P52">SEARCH</text:p>
          <text:list>
            <text:list-item>
              <text:p text:style-name="P52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52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52">READ</text:p>
          <text:list>
            <text:list-item>
              <text:p text:style-name="P52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52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7339581267018316575" text:style-name="L8">
        <text:list-item>
          <text:p text:style-name="P41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420299299997211286" text:style-name="L9">
        <text:list-item>
          <text:p text:style-name="P20">SEARCH</text:p>
          <text:list>
            <text:list-item>
              <text:p text:style-name="P20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0">READ</text:p>
          <text:list>
            <text:list-item>
              <text:p text:style-name="P20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20"/>
        </text:list-item>
      </text:list>
      <text:p text:style-name="P7"/>
      <text:p text:style-name="P7">[next]</text:p>
      <text:list xml:id="list2665061908941353222" text:style-name="L10">
        <text:list-item>
          <text:p text:style-name="P21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3396879432125155428" text:style-name="L11">
        <text:list-item>
          <text:p text:style-name="P22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2">~~ “교의학은, 즉”</text:p>
            </text:list-item>
            <text:list-item>
              <text:p text:style-name="P22">==&gt; ENOUGH</text:p>
            </text:list-item>
          </text:list>
        </text:list-item>
        <text:list-item>
          <text:p text:style-name="P22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2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2">READ</text:p>
          <text:list>
            <text:list-item>
              <text:p text:style-name="P22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2">==&gt; DROP ::]20191201_124739</text:p>
                </text:list-item>
              </text:list>
            </text:list-item>
          </text:list>
        </text:list-item>
        <text:list-item>
          <text:p text:style-name="P36">SEARCH</text:p>
          <text:list>
            <text:list-item>
              <text:p text:style-name="P22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36">READ</text:p>
          <text:list>
            <text:list-item>
              <text:p text:style-name="P2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2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2">重要的术语</text:p>
                      <text:list>
                        <text:list-item>
                          <text:p text:style-name="P22">圣经释经学是什么意思</text:p>
                        </text:list-item>
                        <text:list-item>
                          <text:p text:style-name="P22">(三个)释经过程</text:p>
                        </text:list-item>
                      </text:list>
                    </text:list-item>
                    <text:list-item>
                      <text:p text:style-name="P22">科学导向释经法</text:p>
                    </text:list-item>
                    <text:list-item>
                      <text:p text:style-name="P22">尊崇导向释经法 zun1chong2</text:p>
                    </text:list-item>
                  </text:list>
                </text:list-item>
                <text:list-item>
                  <text:p text:style-name="P22">圣经释经学 </text:p>
                  <text:list>
                    <text:list-item>
                      <text:p text:style-name="P22">诠释学 quan2shi4</text:p>
                    </text:list-item>
                    <text:list-item>
                      <text:p text:style-name="P22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3272993391574822311" text:style-name="L12">
        <text:list-item>
          <text:p text:style-name="P23">http://oldfaith.net/01exposit/02nt/2-01마태복음.htm#5장: 완전한 의의 삶 “심령이 가난한 자는 천국이”</text:p>
        </text:list-item>
        <text:list-item>
          <text:p text:style-name="P23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4"><text:span text:style-name="T8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476385410389617332" text:style-name="L13">
        <text:list-item>
          <text:p text:style-name="P24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24">학(學)</text:p>
              <text:list>
                <text:list-item>
                  <text:p text:style-name="P24">words</text:p>
                  <text:list>
                    <text:list-item>
                      <text:p text:style-name="P24">체계적 연구 <text:span text:style-name="T1">体系的研究</text:span></text:p>
                    </text:list-item>
                    <text:list-item>
                      <text:p text:style-name="P24">사실들<text:span text:style-name="T1"> 事実</text:span></text:p>
                    </text:list-item>
                    <text:list-item>
                      <text:p text:style-name="P24">원리들 <text:span text:style-name="T1">原理</text:span></text:p>
                    </text:list-item>
                    <text:list-item>
                      <text:p text:style-name="P37">지식 知識</text:p>
                    </text:list-item>
                  </text:list>
                </text:list-item>
              </text:list>
            </text:list-item>
            <text:list-item>
              <text:p text:style-name="P37">신학 神学</text:p>
              <text:list>
                <text:list-item>
                  <text:p text:style-name="P37">에 관한 関して</text:p>
                  <text:list>
                    <text:list-item>
                      <text:p text:style-name="P37">하나님</text:p>
                    </text:list-item>
                    <text:list-item>
                      <text:p text:style-name="P37">그의 진리들</text:p>
                    </text:list-item>
                  </text:list>
                </text:list-item>
                <text:list-item>
                  <text:p text:style-name="P37">체계적 지식 → ‘조직신학’(systematic theology)</text:p>
                </text:list-item>
                <text:list-item>
                  <text:p text:style-name="P24">엄격한 의미 → 조직신학</text:p>
                </text:list-item>
              </text:list>
            </text:list-item>
            <text:list-item>
              <text:p text:style-name="P24">성경 <text:span text:style-name="T1">聖書</text:span></text:p>
              <text:list>
                <text:list-item>
                  <text:p text:style-name="P24">하나님의</text:p>
                </text:list-item>
                <text:list-item>
                  <text:p text:style-name="P24">특별계시들</text:p>
                </text:list-item>
                <text:list-item>
                  <text:p text:style-name="P24">기록</text:p>
                </text:list-item>
              </text:list>
            </text:list-item>
            <text:list-item>
              <text:p text:style-name="P24">신학</text:p>
              <text:list>
                <text:list-item>
                  <text:p text:style-name="P24">성경에 계시된</text:p>
                </text:list-item>
                <text:list-item>
                  <text:p text:style-name="P24">하나님의</text:p>
                </text:list-item>
                <text:list-item>
                  <text:p text:style-name="P24">진리들에 관한</text:p>
                </text:list-item>
                <text:list-item>
                  <text:p text:style-name="P24">체계적인</text:p>
                </text:list-item>
                <text:list-item>
                  <text:p text:style-name="P24">지식</text:p>
                </text:list-item>
              </text:list>
            </text:list-item>
            <text:list-item>
              <text:p text:style-name="P24">자유주의 신학 <text:span text:style-name="T1">自由主義神学</text:span></text:p>
              <text:list>
                <text:list-item>
                  <text:p text:style-name="P24">신에 대한 <text:span text:style-name="T1">神への</text:span></text:p>
                </text:list-item>
                <text:list-item>
                  <text:p text:style-name="P24">인간의</text:p>
                </text:list-item>
                <text:list-item>
                  <text:p text:style-name="P24">주관적 신앙 <text:span text:style-name="T1">主観的信仰</text:span></text:p>
                </text:list-item>
                <text:list-item>
                  <text:p text:style-name="P37">종교경험 宗教経験</text:p>
                </text:list-item>
                <text:list-item>
                  <text:p text:style-name="P37">~의 학</text:p>
                </text:list-item>
              </text:list>
            </text:list-item>
            <text:list-item>
              <text:p text:style-name="P37">~~ “입장이다” <text:s/></text:p>
            </text:list-item>
          </text:list>
        </text:list-item>
        <text:list-item>
          <text:p text:style-name="P24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37"/>
        </text:list-item>
      </text:list>
      <text:p text:style-name="P7"/>
      <text:p text:style-name="P7">[next]</text:p>
      <text:list xml:id="list687410272071222166" text:style-name="L14">
        <text:list-item>
          <text:p text:style-name="P25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8876579165425314699" text:style-name="L15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26">“교의” <text:span text:style-name="T1">教義</text:span></text:p>
              <text:list>
                <text:list-item>
                  <text:p text:style-name="P26">하나님의</text:p>
                  <text:list>
                    <text:list-item>
                      <text:p text:style-name="P26">진리에 관한 <text:span text:style-name="T1">真理</text:span></text:p>
                    </text:list-item>
                  </text:list>
                </text:list-item>
                <text:list-item>
                  <text:p text:style-name="P26">교회의</text:p>
                  <text:list>
                    <text:list-item>
                      <text:p text:style-name="P26">공식적인</text:p>
                    </text:list-item>
                    <text:list-item>
                      <text:p text:style-name="P26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26">“교리” <text:span text:style-name="T1">教理</text:span></text:p>
              <text:list>
                <text:list-item>
                  <text:p text:style-name="P26">말로 표현된 <text:span text:style-name="T1">表現</text:span></text:p>
                </text:list-item>
                <text:list-item>
                  <text:p text:style-name="P26">진리</text:p>
                </text:list-item>
                <text:list-item>
                  <text:p text:style-name="P26">(진리와 거의 동일시되나)</text:p>
                </text:list-item>
              </text:list>
            </text:list-item>
            <text:list-item>
              <text:p text:style-name="P26">“교의학”</text:p>
              <text:list>
                <text:list-item>
                  <text:p text:style-name="P26">A</text:p>
                  <text:list>
                    <text:list-item>
                      <text:p text:style-name="P26">내용적으로</text:p>
                    </text:list-item>
                    <text:list-item>
                      <text:p text:style-name="P26">조직신학 <text:span text:style-name="T1">組織神学</text:span></text:p>
                    </text:list-item>
                  </text:list>
                </text:list-item>
                <text:list-item>
                  <text:p text:style-name="P26">B (헤르만 바빙크)</text:p>
                  <text:list>
                    <text:list-item>
                      <text:p text:style-name="P26">하나님의 지식에 대한</text:p>
                    </text:list-item>
                    <text:list-item>
                      <text:p text:style-name="P26">학문적 <text:span text:style-name="T1">学問的</text:span></text:p>
                    </text:list-item>
                    <text:list-item>
                      <text:p text:style-name="P26">체계 <text:span text:style-name="T1">体系</text:span></text:p>
                    </text:list-item>
                  </text:list>
                </text:list-item>
                <text:list-item>
                  <text:p text:style-name="P26">C (박형룡)</text:p>
                  <text:list>
                    <text:list-item>
                      <text:p text:style-name="P26">a</text:p>
                      <text:list>
                        <text:list-item>
                          <text:p text:style-name="P26">성경이</text:p>
                        </text:list-item>
                        <text:list-item>
                          <text:p text:style-name="P26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26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38">b</text:p>
                      <text:list>
                        <text:list-item>
                          <text:p text:style-name="P38">성경 진리의</text:p>
                        </text:list-item>
                        <text:list-item>
                          <text:p text:style-name="P38">조직적</text:p>
                        </text:list-item>
                        <text:list-item>
                          <text:p text:style-name="P38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성경신학(Biblical Theology)</text:p>
              <text:list>
                <text:list-item>
                  <text:list>
                    <text:list-item>
                      <text:p text:style-name="P26">하나님의 진리들을</text:p>
                    </text:list-item>
                    <text:list-item>
                      <text:p text:style-name="P26">역사적으로</text:p>
                    </text:list-item>
                    <text:list-item>
                      <text:p text:style-name="P26">연대순으로</text:p>
                    </text:list-item>
                  </text:list>
                </text:list-item>
                <text:list-item>
                  <text:p text:style-name="P26"><text:span text:style-name="T1">⇔ </text:span>조직신학</text:p>
                  <text:list>
                    <text:list-item>
                      <text:p text:style-name="P26">주제별로</text:p>
                    </text:list-item>
                    <text:list-item>
                      <text:p text:style-name="P26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844688657642463391" text:style-name="L16">
        <text:list-item>
          <text:p text:style-name="P27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11"/>
      <text:p text:style-name="P7"/>
      <text:p text:style-name="P7"/>
      <text:p text:style-name="P14"><text:span text:style-name="T8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5489925175919017524" text:style-name="L17">
        <text:list-item>
          <text:p text:style-name="P28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28">“신학”</text:p>
              <text:list>
                <text:list-item>
                  <text:p text:style-name="P28">성경에</text:p>
                </text:list-item>
                <text:list-item>
                  <text:p text:style-name="P28">계시된</text:p>
                </text:list-item>
                <text:list-item>
                  <text:p text:style-name="P28">하나님의</text:p>
                </text:list-item>
                <text:list-item>
                  <text:p text:style-name="P28">진리들에 대한</text:p>
                </text:list-item>
                <text:list-item>
                  <text:p text:style-name="P28">체계적</text:p>
                </text:list-item>
                <text:list-item>
                  <text:p text:style-name="P28">지식</text:p>
                </text:list-item>
              </text:list>
            </text:list-item>
            <text:list-item>
              <text:p text:style-name="P28">신학의 성격</text:p>
              <text:list>
                <text:list-item>
                  <text:p text:style-name="P28">성경적</text:p>
                </text:list-item>
                <text:list-item>
                  <text:p text:style-name="P28">교회적</text:p>
                </text:list-item>
                <text:list-item>
                  <text:p text:style-name="P28">권위적</text:p>
                </text:list-item>
              </text:list>
            </text:list-item>
            <text:list-item>
              <text:p text:style-name="P28">A</text:p>
              <text:list>
                <text:list-item>
                  <text:p text:style-name="P28">성경의</text:p>
                  <text:list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성경의</text:p>
                  <text:list>
                    <text:list-item>
                      <text:p text:style-name="P28">모든 진리들의</text:p>
                    </text:list-item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신학</text:p>
                  <text:list>
                    <text:list-item>
                      <text:p text:style-name="P28">성경의 진리들을</text:p>
                    </text:list-item>
                    <text:list-item>
                      <text:p text:style-name="P28">체계적으로</text:p>
                    </text:list-item>
                    <text:list-item>
                      <text:p text:style-name="P28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269206361447609468" text:style-name="L18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11"/>
      <text:p text:style-name="P14"><text:span text:style-name="T8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2818011608465339866" text:style-name="L19">
        <text:list-item>
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30">넷째로</text:p>
              <text:list>
                <text:list-item>
                  <text:p text:style-name="P30">성경</text:p>
                  <text:list>
                    <text:list-item>
                      <text:p text:style-name="P30">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기본 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성경 진리들의</text:p>
                    </text:list-item>
                    <text:list-item>
                      <text:p text:style-name="P30">체계적</text:p>
                    </text:list-item>
                    <text:list-item>
                      <text:p text:style-name="P30">지식</text:p>
                    </text:list-item>
                  </text:list>
                </text:list-item>
              </text:list>
            </text:list-item>
            <text:list-item>
              <text:p text:style-name="P30">신학의 필요성</text:p>
              <text:list>
                <text:list-item>
                  <text:p text:style-name="P30">첫째로 : 기본적 욕구 </text:p>
                </text:list-item>
                <text:list-item>
                  <text:p text:style-name="P30">둘째로 : 효과적 전달</text:p>
                </text:list-item>
              </text:list>
            </text:list-item>
          </text:list>
        </text:list-item>
        <text:list-item>
          <text:p text:style-name="P3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30">释经过程</text:p>
              <text:list>
                <text:list-item>
                  <text:p text:style-name="P30">预备</text:p>
                </text:list-item>
                <text:list-item>
                  <text:p text:style-name="P30">查考</text:p>
                </text:list-item>
                <text:list-item>
                  <text:p text:style-name="P30">应用</text:p>
                </text:list-item>
              </text:list>
            </text:list-item>
            <text:list-item>
              <text:p text:style-name="P30">科学导向释经法</text:p>
              <text:list>
                <text:list-item>
                  <text:p text:style-name="P30">首先 : 方法的合理性</text:p>
                </text:list-item>
                <text:list-item>
                  <text:p text:style-name="P30">第二 : 历史上的例子</text:p>
                </text:list-item>
                <text:list-item>
                  <text:p text:style-name="P30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827391287113443894" text:style-name="L20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1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1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7">/ 20191204_090408</text:span>]</text:p>
      <text:p text:style-name="P7"/>
      <text:p text:style-name="P7"/>
      <text:p text:style-name="P11"/>
      <text:p text:style-name="P14"><text:span text:style-name="T8">8</text:span>---------------------------------------------------------------------------</text:p>
      <text:p text:style-name="P13">res free# JVEMV6 37#13_ 9 / 37. miscs / 13. religions / 20191205_095241</text:p>
      <text:p text:style-name="P7"/>
      <text:p text:style-name="P7">[do]</text:p>
      <text:list xml:id="list7502356789227058355" text:style-name="L21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  <text:list>
            <text:list-item>
              <text:p text:style-name="P32">신학은 필요하다</text:p>
              <text:list>
                <text:list-item>
                  <text:p text:style-name="P32">셋째로 : 사상적 일체성</text:p>
                </text:list-item>
                <text:list-item>
                  <text:p text:style-name="P32">넷째로 : 진리를 수호하기 위해</text:p>
                </text:list-item>
              </text:list>
            </text:list-item>
            <text:list-item>
              <text:p text:style-name="P32">==&gt; DROP (ENOUGH) ::]20191205_102234</text:p>
            </text:list-item>
          </text:list>
        </text:list-item>
        <text:list-item>
          <text:p text:style-name="P32"><text:a xlink:type="simple" xlink:href="https://ko.wikipedia.org/wiki/애니미즘" text:style-name="Internet_20_link" text:visited-style-name="Visited_20_Internet_20_Link">https://ko.wikipedia.org/wiki/애니미즘</text:a> ::[20191205_102308 ::]20191205_103238</text:p>
        </text:list-item>
        <text:list-item>
          <text:p text:style-name="P32"><text:a xlink:type="simple" xlink:href="https://thewiki.kr/w/애니미즘" text:style-name="Internet_20_link" text:visited-style-name="Visited_20_Internet_20_Link">https://thewiki.kr/w/애니미즘</text:a> </text:p>
          <text:list>
            <text:list-item>
              <text:p text:style-name="P32"/>
            </text:list-item>
          </text:list>
        </text:list-item>
      </text:list>
      <text:p text:style-name="P7"/>
      <text:p text:style-name="P7">[next]</text:p>
      <text:list xml:id="list4325343909211177933" text:style-name="L22">
        <text:list-item>
          <text:p text:style-name="P33"><text:a xlink:type="simple" xlink:href="https://thewiki.kr/w/애니미즘" text:style-name="Internet_20_link" text:visited-style-name="Visited_20_Internet_20_Link">https://thewiki.kr/w/애니미즘</text:a> “이들의 사회는”</text:p>
        </text:list-item>
      </text:list>
      <text:p text:style-name="P7"/>
      <text:p text:style-name="P7"/>
      <text:p text:style-name="P7">[<text:span text:style-name="T7">/ 20191205_103543</text:span>]</text:p>
      <text:p text:style-name="P7"/>
      <text:p text:style-name="P11">@@@</text:p>
      <text:p text:style-name="P7"/>
      <text:p text:style-name="P14"><text:span text:style-name="T8">9</text:span>---------------------------------------------------------------------------</text:p>
      <text:p text:style-name="P13">res free# JVEMV6 37#13_10 / 37. miscs / 13. religions / XXXX</text:p>
      <text:p text:style-name="P7"/>
      <text:p text:style-name="P7">[do]</text:p>
      <text:list xml:id="list30573220" text:continue-list="list3396879432125155428" text:style-name="L11">
        <text:list-item>
          <text:p text:style-name="P22"/>
        </text:list-item>
      </text:list>
      <text:p text:style-name="P7"/>
      <text:p text:style-name="P7">[next]</text:p>
      <text:list xml:id="list8690513028716404395" text:style-name="L25">
        <text:list-item>
          <text:p text:style-name="P35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><text:soft-page-break/></text:p>
      <text:p text:style-name="P7"/>
      <text:p text:style-name="P7"/>
      <text:p text:style-name="P7"/>
      <text:p text:style-name="P15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30570079" text:continue-list="list30573220" text:style-name="L11">
        <text:list-item>
          <text:p text:style-name="P22"/>
        </text:list-item>
      </text:list>
      <text:p text:style-name="P7"/>
      <text:p text:style-name="P7">[next]</text:p>
      <text:list xml:id="list2507355358759329698" text:style-name="L23">
        <text:list-item>
          <text:p text:style-name="P34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130_084409</text:p>
      <text:list xml:id="list2761114912083004326" text:style-name="L24">
        <text:list-item>
          <text:p text:style-name="P42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ext:soft-page-break/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0588192" text:continue-numbering="true" text:style-name="L24">
        <text:list-item>
          <text:list>
            <text:list-item>
              <text:p text:style-name="P43"/>
            </text:list-item>
          </text:list>
        </text:list-item>
        <text:list-item>
          <text:p text:style-name="P43">korean docs</text:p>
          <text:list>
            <text:list-item>
              <text:p text:style-name="P43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0590994" text:continue-numbering="true" text:style-name="L24">
        <text:list-item>
          <text:p text:style-name="P43">polish docs</text:p>
          <text:list>
            <text:list-item>
              <text:p text:style-name="P43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0571248" text:continue-numbering="true" text:style-name="L24">
        <text:list-item>
          <text:p text:style-name="P43"/>
        </text:list-item>
      </text:list>
      <text:p text:style-name="P12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5T10:37:47.04</dc:date>
    <dc:creator>iwabuchi ken</dc:creator>
    <meta:editing-duration>PT11H6M51S</meta:editing-duration>
    <meta:editing-cycles>26</meta:editing-cycles>
    <meta:generator>OpenOffice/4.1.3$Win32 OpenOffice.org_project/413m1$Build-9783</meta:generator>
    <meta:document-statistic meta:table-count="6" meta:image-count="0" meta:object-count="0" meta:page-count="10" meta:paragraph-count="285" meta:word-count="1848" meta:character-count="7968"/>
  </office:meta>
</office:document-meta>
</file>